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0eb" officeooo:paragraph-rsid="001460eb"/>
    </style:style>
    <style:style style:name="P2" style:family="paragraph" style:parent-style-name="Standard">
      <style:text-properties officeooo:rsid="0014a21d" officeooo:paragraph-rsid="0014a21d"/>
    </style:style>
    <style:style style:name="P3" style:family="paragraph" style:parent-style-name="Standard">
      <style:text-properties officeooo:paragraph-rsid="0014a21d"/>
    </style:style>
    <style:style style:name="P4" style:family="paragraph" style:parent-style-name="Standard">
      <style:text-properties fo:color="#ff0000" loext:opacity="100%" officeooo:paragraph-rsid="0014a21d"/>
    </style:style>
    <style:style style:name="P5" style:family="paragraph" style:parent-style-name="Standard">
      <style:text-properties fo:color="#ffffff" loext:opacity="100%" officeooo:rsid="001699d5" officeooo:paragraph-rsid="0014a21d" fo:background-color="#ff0000"/>
    </style:style>
    <style:style style:name="P6" style:family="paragraph" style:parent-style-name="Standard">
      <style:text-properties fo:color="#ffffff" loext:opacity="100%" officeooo:rsid="0014a21d" officeooo:paragraph-rsid="0014a21d"/>
    </style:style>
    <style:style style:name="P7" style:family="paragraph" style:parent-style-name="Standard">
      <style:text-properties fo:color="#ffffff" loext:opacity="100%" officeooo:rsid="0014a21d" officeooo:paragraph-rsid="00223489"/>
    </style:style>
    <style:style style:name="P8" style:family="paragraph" style:parent-style-name="Standard">
      <style:text-properties fo:color="#ffffff" loext:opacity="100%" officeooo:rsid="00223489" officeooo:paragraph-rsid="00223489" fo:background-color="#ffffff"/>
    </style:style>
    <style:style style:name="P9" style:family="paragraph" style:parent-style-name="Standard">
      <style:text-properties fo:font-style="italic" fo:font-weight="bold" officeooo:rsid="001460eb" officeooo:paragraph-rsid="001460eb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paragraph-rsid="0014a21d"/>
    </style:style>
    <style:style style:name="P11" style:family="paragraph" style:parent-style-name="Standard">
      <style:text-properties fo:color="#000000" loext:opacity="100%" officeooo:rsid="0020552a" officeooo:paragraph-rsid="0020552a" fo:background-color="#ffffff"/>
    </style:style>
    <style:style style:name="P12" style:family="paragraph" style:parent-style-name="Standard">
      <style:text-properties fo:color="#000000" loext:opacity="100%" officeooo:rsid="00223489" officeooo:paragraph-rsid="00223489" fo:background-color="#ffffff"/>
    </style:style>
    <style:style style:name="T1" style:family="text">
      <style:text-properties officeooo:rsid="0014a21d"/>
    </style:style>
    <style:style style:name="T2" style:family="text">
      <style:text-properties officeooo:rsid="001699d5"/>
    </style:style>
    <style:style style:name="T3" style:family="text">
      <style:text-properties officeooo:rsid="00189196"/>
    </style:style>
    <style:style style:name="T4" style:family="text">
      <style:text-properties officeooo:rsid="0018a11e"/>
    </style:style>
    <style:style style:name="T5" style:family="text">
      <style:text-properties officeooo:rsid="0019b7a9"/>
    </style:style>
    <style:style style:name="T6" style:family="text">
      <style:text-properties officeooo:rsid="001699d5" fo:background-color="#da0000" loext:char-shading-value="0"/>
    </style:style>
    <style:style style:name="T7" style:family="text">
      <style:text-properties officeooo:rsid="001699d5" fo:background-color="#000000" loext:char-shading-value="0"/>
    </style:style>
    <style:style style:name="T8" style:family="text">
      <style:text-properties officeooo:rsid="001699d5" fo:background-color="#000000" loext:char-shading-value="0"/>
    </style:style>
    <style:style style:name="T9" style:family="text">
      <style:text-properties officeooo:rsid="00223489"/>
    </style:style>
    <style:style style:name="T10" style:family="text">
      <style:text-properties fo:color="#ffff00" loext:opacity="100%" officeooo:rsid="001699d5" fo:background-color="#da0000" loext:char-shading-value="0"/>
    </style:style>
    <style:style style:name="T11" style:family="text">
      <style:text-properties officeooo:rsid="001699d5" fo:background-color="#ffff00" loext:char-shading-value="0"/>
    </style:style>
    <style:style style:name="T12" style:family="text">
      <style:text-properties officeooo:rsid="001699d5" fo:background-color="#ffff00" loext:char-shading-value="0"/>
    </style:style>
    <style:style style:name="T13" style:family="text">
      <style:text-properties officeooo:rsid="001699d5" fo:background-color="#81d41a" loext:char-shading-value="0"/>
    </style:style>
    <style:style style:name="T14" style:family="text">
      <style:text-properties officeooo:rsid="001699d5" fo:background-color="#81d41a" loext:char-shading-value="0"/>
    </style:style>
    <style:style style:name="T15" style:family="text">
      <style:text-properties officeooo:rsid="001699d5" fo:background-color="#55308d" loext:char-shading-value="0"/>
    </style:style>
    <style:style style:name="T16" style:family="text">
      <style:text-properties officeooo:rsid="001699d5" fo:background-color="#ff860d" loext:char-shading-value="0"/>
    </style:style>
    <style:style style:name="T17" style:family="text">
      <style:text-properties officeooo:rsid="001699d5" fo:background-color="#2a6099" loext:char-shading-value="0"/>
    </style:style>
    <style:style style:name="T18" style:family="text">
      <style:text-properties officeooo:rsid="001699d5" fo:background-color="#6666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9">RAINSTORMING</text:span></text:p>
      <text:p text:style-name="P1"/>
      <text:p text:style-name="P1">Concept de l’entreprise : <text:span text:style-name="T1">Site d’organisation de courses et d’événements automobiles divers </text:span><text:span text:style-name="T2">(séances de conduite avec différentes voitures</text:span><text:span text:style-name="T3">)</text:span></text:p>
      <text:p text:style-name="P1"/>
      <text:p text:style-name="P1">Nom de l’entreprise : <text:span text:style-name="T4">RaceFest Events</text:span></text:p>
      <text:p text:style-name="P1"/>
      <text:p text:style-name="P2">Concurrents : <text:tab/>RC events</text:p>
      <text:p text:style-name="P2"><text:tab/><text:tab/>Extrem Cars Events</text:p>
      <text:p text:style-name="P3"><text:tab/><text:tab/><text:span text:style-name="T5">VdeV</text:span></text:p>
      <text:p text:style-name="P3"><text:tab/><text:tab/><text:span text:style-name="T9">etc</text:span></text:p>
      <text:p text:style-name="P4"/>
      <text:p text:style-name="P6"><text:span text:style-name="T7">Ceci est un Essai </text:span><text:span text:style-name="T6">de charte graphique</text:span></text:p>
      <text:p text:style-name="P7"><text:span text:style-name="T14">Ceci est un Essai </text:span><text:span text:style-name="T12">de charte graphique</text:span></text:p>
      <text:p text:style-name="P7"><text:span text:style-name="T16">Ceci est un Essai </text:span><text:span text:style-name="T15">de charte graphique</text:span></text:p>
      <text:p text:style-name="P7"><text:span text:style-name="T17">Ceci est un Essai </text:span><text:span text:style-name="T18">de charte graphique</text:span></text:p>
      <text:p text:style-name="P5"/>
      <text:p text:style-name="P11">Personnas : Thierry HANRI, Titouan CESS, Éloise DUBOIS</text:p>
      <text:p text:style-name="P8"/>
      <text:p text:style-name="P12">Permettre de se démarquer des concurrents avec plusieurs offres, aussi attirer les clients avec de bonnes couleurs.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08:55:17.843312354</meta:creation-date>
    <dc:date>2024-12-09T19:30:37.131000000</dc:date>
    <meta:editing-duration>PT2H50M9S</meta:editing-duration>
    <meta:editing-cycles>6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3" meta:word-count="87" meta:character-count="568" meta:non-whitespace-character-count="480"/>
  </office:meta>
</office:document-meta>
</file>